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1_1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L. Napoleon Levy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Iyar 3, 5657</text:p>
      <text:p text:style-name="P2">Date (derived from Gregorian calendar)<text:tab/>May 5, 1897</text:p>
      <text:p text:style-name="P2">Month<text:tab/><text:tab/><text:tab/><text:tab/><text:tab/><text:tab/>Ma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The/</text:p>
      <text:p text:style-name="P6">Congregation Shearith Israel/</text:p>
      <text:p text:style-name="P6">in the City of New York,/</text:p>
      <text:p text:style-name="P6">Fifth Avenue &amp; Nineteenth-Street./</text:p>
      <text:p text:style-name="P7">Iyar 3, 5657./</text:p>
      <text:p text:style-name="P7">New York,/</text:p>
      <text:p text:style-name="P7">May 5, 1897./</text:p>
      <text:p text:style-name="P5">Reverend Doctor S. Morais,/</text:p>
      <text:p text:style-name="P5"><text:tab/>No. 543 North 5th St.,/</text:p>
      <text:p text:style-name="P5"><text:tab/><text:tab/>Philadelphia, Pa./</text:p>
      <text:p text:style-name="P5">My Dear Sir:/</text:p>
      <text:p text:style-name="P5"><text:tab/>I have the pleasure to convey to you on be-/half of the Board of Trustees of this congregation their/ invitation to be present upon the occasion of the conse-/cration of the new Synagogue on the evening of May 19,/ 1897, and request that you will honor the occasion with/ an address./</text:p>
      <text:p text:style-name="P5"><text:soft-page-break/><text:tab/>As the Clergy will appear in their official/ robes we will be pleased to receive you similarly./</text:p>
      <text:p text:style-name="P5"><text:tab/>I remain, with great respect,/ Very truly yours,/ L. Napoleon Levy/ President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2:28:50.53</meta:creation-date>
    <dc:date>2012-01-10T12:50:35.52</dc:date>
    <dc:creator>Penn Libraries</dc:creator>
    <meta:editing-duration>PT00H06M3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286" meta:character-count="1951"/>
  </office:meta>
</office:document-meta>
</file>